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6d133" officeooo:paragraph-rsid="002e18cb"/>
    </style:style>
    <style:style style:name="P2" style:family="paragraph" style:parent-style-name="Text_20_body">
      <style:paragraph-properties fo:text-align="justify" style:justify-single-word="false"/>
      <style:text-properties officeooo:rsid="0019d55b" officeooo:paragraph-rsid="0019d55b"/>
    </style:style>
    <style:style style:name="P3" style:family="paragraph" style:parent-style-name="Text_20_body">
      <style:paragraph-properties fo:text-align="justify" style:justify-single-word="false"/>
      <style:text-properties officeooo:rsid="001d0a27" officeooo:paragraph-rsid="001d0a27"/>
    </style:style>
    <style:style style:name="P4" style:family="paragraph" style:parent-style-name="Text_20_body">
      <style:paragraph-properties fo:text-align="justify" style:justify-single-word="false"/>
      <style:text-properties officeooo:rsid="001d41df" officeooo:paragraph-rsid="002ad779"/>
    </style:style>
    <style:style style:name="P5" style:family="paragraph" style:parent-style-name="Text_20_body">
      <style:paragraph-properties fo:text-align="justify" style:justify-single-word="false"/>
      <style:text-properties officeooo:rsid="002376f0" officeooo:paragraph-rsid="002376f0"/>
    </style:style>
    <style:style style:name="P6" style:family="paragraph" style:parent-style-name="Text_20_body">
      <style:paragraph-properties fo:text-align="justify" style:justify-single-word="false"/>
      <style:text-properties officeooo:rsid="0029161a" officeooo:paragraph-rsid="0029161a"/>
    </style:style>
    <style:style style:name="P7" style:family="paragraph" style:parent-style-name="Text_20_body">
      <style:paragraph-properties fo:text-align="justify" style:justify-single-word="false"/>
      <style:text-properties officeooo:paragraph-rsid="0024ff3d"/>
    </style:style>
    <style:style style:name="P8" style:family="paragraph" style:parent-style-name="Text_20_body">
      <style:paragraph-properties fo:text-align="justify" style:justify-single-word="false"/>
      <style:text-properties officeooo:rsid="002460f8" officeooo:paragraph-rsid="0037e755"/>
    </style:style>
    <style:style style:name="P9" style:family="paragraph" style:parent-style-name="Text_20_body">
      <style:paragraph-properties fo:text-align="justify" style:justify-single-word="false"/>
      <style:text-properties officeooo:rsid="0018aa38" officeooo:paragraph-rsid="0037e755"/>
    </style:style>
    <style:style style:name="P10" style:family="paragraph" style:parent-style-name="Text_20_body">
      <style:paragraph-properties fo:text-align="justify" style:justify-single-word="false"/>
      <style:text-properties officeooo:rsid="001b3e80" officeooo:paragraph-rsid="0024ff3d"/>
    </style:style>
    <style:style style:name="P11" style:family="paragraph" style:parent-style-name="Text_20_body">
      <style:paragraph-properties fo:text-align="justify" style:justify-single-word="false"/>
      <style:text-properties officeooo:rsid="0024ff3d" officeooo:paragraph-rsid="0037e755"/>
    </style:style>
    <style:style style:name="P12" style:family="paragraph" style:parent-style-name="Text_20_body">
      <style:paragraph-properties fo:text-align="justify" style:justify-single-word="false"/>
      <style:text-properties officeooo:paragraph-rsid="0029161a"/>
    </style:style>
    <style:style style:name="P13" style:family="paragraph" style:parent-style-name="Heading_20_1">
      <style:paragraph-properties fo:text-align="justify" style:justify-single-word="false"/>
    </style:style>
    <style:style style:name="P14" style:family="paragraph" style:parent-style-name="Heading_20_2">
      <style:paragraph-properties fo:text-align="justify" style:justify-single-word="false"/>
    </style:style>
    <style:style style:name="T1" style:family="text">
      <style:text-properties officeooo:rsid="00119a2e"/>
    </style:style>
    <style:style style:name="T2" style:family="text">
      <style:text-properties officeooo:rsid="0016dd76"/>
    </style:style>
    <style:style style:name="T3" style:family="text">
      <style:text-properties officeooo:rsid="001b3e80"/>
    </style:style>
    <style:style style:name="T4" style:family="text">
      <style:text-properties officeooo:rsid="001de9ce"/>
    </style:style>
    <style:style style:name="T5" style:family="text">
      <style:text-properties officeooo:rsid="002376f0"/>
    </style:style>
    <style:style style:name="T6" style:family="text">
      <style:text-properties officeooo:rsid="002460f8"/>
    </style:style>
    <style:style style:name="T7" style:family="text">
      <style:text-properties officeooo:rsid="002ad779"/>
    </style:style>
    <style:style style:name="T8" style:family="text">
      <style:text-properties officeooo:rsid="002e18cb"/>
    </style:style>
    <style:style style:name="T9" style:family="text">
      <style:text-properties officeooo:rsid="0037e755"/>
    </style:style>
    <style:style style:name="T10" style:family="text">
      <style:text-properties officeooo:rsid="0029161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Регламент <text:span text:style-name="T1">игры FreeHackQuest 2015 (FHQ2015)</text:span></text:h>
      <text:h text:style-name="P14" text:outline-level="2">Игра</text:h>
      <text:p text:style-name="P5">Игра представляет собой внутривузовские соревнования в области информационной безопасности. Игра проводится в целях популяризации CTF-движения и поиска людей для набора в команду. Игра <text:span text:style-name="T6">проводится в формате jeopardy. Игра направлена на студенческую аудиторию, но доступ открыт всем желающим.</text:span></text:p>
      <text:h text:style-name="P14" text:outline-level="2">Организаторы</text:h>
      <text:p text:style-name="P7"><text:span text:style-name="T6">Организаторами игры являются keva и другие вузовские команды, желающие участвовать в организации. Команда, желающая присоединиться к организации игры, должна связаться с Гуляевым Алексеем (</text:span><text:a xlink:type="simple" xlink:href="mailto:kondorbrn@gmail.com"><text:span text:style-name="T6">mailto:kondorbrn@gmail.com</text:span></text:a><text:span text:style-name="T6">) или Ретивых Владиславом (</text:span><text:a xlink:type="simple" xlink:href="http://vk.com/mshtg"><text:span text:style-name="T6">http://vk.com/mshtg</text:span></text:a><text:span text:style-name="T6">).</text:span></text:p>
      <text:h text:style-name="P14" text:outline-level="2">Подготовка</text:h>
      <text:p text:style-name="P8">Команда, присоединившаяся к организации, должна разместить информацию о проведении игры в своем ВУЗе: на доске объявлений и любыми другими способами в указанные сроки, а также организовать разбор заданий не позднее указанного срока (авторские решения заданий будут предоставлены по запросу после окончания игры). <text:span text:style-name="T9">Ответственный за разработку дизайна объявления и диплома: Максим Кобилев (г. Таганрог)</text:span></text:p>
      <text:p text:style-name="P1">Подготовка заданий к игре <text:span text:style-name="T2">проводится совместными усилиями сторон, заинтересованных в проведении данной игры.</text:span></text:p>
      <text:p text:style-name="P9">Программное обеспечение и техническое исполнение берет на себя команда keva. <text:span text:style-name="T9">Ответственный за разработку сайта для проведения соревнований Дмитрий Муковкин (г. Томск).</text:span></text:p>
      <text:p text:style-name="P4">Обсуждение подготовки заданий происходит <text:span text:style-name="T8">в</text:span> <text:span text:style-name="T7">социальной сети Вконтакте.</text:span> Список г<text:span text:style-name="T4">о</text:span>товых и планируемых заданий <text:span text:style-name="T8">представлен в документе Google Docs</text:span>. <text:span text:style-name="T8">Ссылка на данный документ предоставляется лицам изъявившим желание участвовать в организации FHQ2015.</text:span></text:p>
      <text:p text:style-name="P11">Файлы и описание заданий, а также авторское решение хран<text:span text:style-name="T7">я</text:span>тся в закрытом репозитории на сайте http://gitlab.keva.su. Ответс<text:span text:style-name="T7">т</text:span>венный за работу репозитория <text:span text:style-name="T6">Ретивых Владислав (г. Томск).</text:span></text:p>
      <text:h text:style-name="P14" text:outline-level="2">Сроки</text:h>
      <text:p text:style-name="P3">Объявление о проведении игры расположить в <text:span text:style-name="T5">ВУЗ</text:span>е(ах) не позднее 7.09.2015.</text:p>
      <text:p text:style-name="P2"><text:span text:style-name="T3">Игра</text:span> провод<text:span text:style-name="T8">и</text:span>тся с 14.09.2015 <text:span text:style-name="T3">п</text:span>о 20.09.2015 <text:span text:style-name="T3">(с понедельника по воскресенье включительно)</text:span>.</text:p>
      <text:p text:style-name="P10">Разбор заданий предлагается проводить в срок не позднее одной недели с даты окончания игры. Разбор заданий проводится очно в каждом ВУЗе. За организацию отвечает местная CTF-команда или человек, заинтересованный в создании вузовской CTF-команды.</text:p>
      <text:p text:style-name="P12"><text:span text:style-name="T10">Дата создания регламента: 29.08.2015</text:span></text:p>
      <text:p text:style-name="P6">Дата последнего изменения: 29.08.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3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9T17:32:46.937423146</meta:creation-date>
    <dc:date>2015-09-13T19:20:52.965327877</dc:date>
    <meta:editing-duration>PT2H40M19S</meta:editing-duration>
    <meta:editing-cycles>34</meta:editing-cycles>
    <meta:generator>LibreOffice/4.2.8.2$Linux_x86 LibreOffice_project/420m0$Build-2</meta:generator>
    <meta:document-statistic meta:table-count="0" meta:image-count="0" meta:object-count="0" meta:page-count="1" meta:paragraph-count="17" meta:word-count="276" meta:character-count="2206" meta:non-whitespace-character-count="1947"/>
  </office:meta>
</office:document-meta>
</file>